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28pt" style:text-underline-style="solid" style:text-underline-width="auto" style:text-underline-color="font-color" fo:font-weight="bold" officeooo:rsid="00170a0e" officeooo:paragraph-rsid="00170a0e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8pt" style:text-underline-style="none" fo:font-weight="bold" officeooo:rsid="00170a0e" officeooo:paragraph-rsid="00170a0e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70a0e"/>
    </style:style>
    <style:style style:name="T1" style:family="text">
      <style:text-properties fo:language="en" fo:country="US"/>
    </style:style>
    <style:style style:name="T2" style:family="text">
      <style:text-properties fo:color="#000000" fo:font-size="28pt" style:text-underline-style="none" fo:font-weight="bold" officeooo:rsid="00170a0e" style:font-size-asian="24.5pt" style:font-weight-asian="bold" style:font-size-complex="28pt" style:font-weight-complex="bold"/>
    </style:style>
    <style:style style:name="T3" style:family="text">
      <style:text-properties fo:color="#000000" fo:font-size="28pt" fo:language="en" fo:country="US" style:text-underline-style="none" fo:font-weight="bold" officeooo:rsid="00170a0e" style:font-size-asian="24.5pt" style:font-weight-asian="bold" style:font-size-complex="28pt" style:font-weight-complex="bold"/>
    </style:style>
    <style:style style:name="T4" style:family="text">
      <style:text-properties fo:color="#cc0000" fo:font-size="28pt" fo:language="en" fo:country="US" style:text-underline-style="none" fo:font-weight="bold" officeooo:rsid="00170a0e" style:font-size-asian="24.5pt" style:font-weight-asian="bold" style:font-size-complex="2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Report</text:p>
      <text:p text:style-name="P1">5/8/2015</text:p>
      <text:p text:style-name="P1"/>
      <text:p text:style-name="P2">control the led “ LAMP” with </text:p>
      <text:p text:style-name="P2">-manual switch </text:p>
      <text:p text:style-name="P2">-LDR</text:p>
      <text:p text:style-name="P2">-IR remote</text:p>
      <text:p text:style-name="P2">- Blue-tooth</text:p>
      <text:p text:style-name="P2">finishing schematic and coding </text:p>
      <text:p text:style-name="P2">Testing </text:p>
      <text:p text:style-name="P2"/>
      <text:p text:style-name="P2">drawing rectifier on Eagle </text:p>
      <text:p text:style-name="P2">Printing it on PCB </text:p>
      <text:p text:style-name="P2">Drilling the points </text:p>
      <text:p text:style-name="P2"/>
      <text:p text:style-name="P2"/>
      <text:p text:style-name="P2">the next time :</text:p>
      <text:p text:style-name="P2">limit Switch for garage </text:p>
      <text:p text:style-name="P2">fan </text:p>
      <text:p text:style-name="P2">lamp </text:p>
      <text:p text:style-name="P3"><text:bookmark text:name="result_box"/><text:span text:style-name="T3">Welding on PCB </text:span></text:p>
      <text:p text:style-name="P3"><text:span text:style-name="T3">PIR and security …....</text:span></text:p>
      <text:p text:style-name="P3"><text:soft-page-break/><text:span text:style-name="T4">Tasks :</text:span></text:p>
      <text:p text:style-name="P3"><text:span text:style-name="T3">-Searching for arduino <text:s/>communication </text:span></text:p>
      <text:p text:style-name="P3"><text:span text:style-name="T3">- make your own arduino</text:span></text:p>
      <text:p text:style-name="P3"><text:span text:style-name="T3">- Schematics and how to boot atMega328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0:48:42.749410476</meta:creation-date>
    <dc:date>2015-08-05T20:58:40.282883801</dc:date>
    <meta:editing-duration>P0D</meta:editing-duration>
    <meta:editing-cycles>1</meta:editing-cycles>
    <meta:document-statistic meta:table-count="0" meta:image-count="0" meta:object-count="0" meta:page-count="2" meta:paragraph-count="22" meta:word-count="67" meta:character-count="387" meta:non-whitespace-character-count="329"/>
    <meta:generator>LibreOffice/4.2.8.2$Linux_X86_64 LibreOffice_project/420m0$Build-2</meta:generator>
  </office:meta>
</office:document-meta>
</file>